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cad" officeooo:paragraph-rsid="00062cad"/>
    </style:style>
    <style:style style:name="P2" style:family="paragraph" style:parent-style-name="Standard">
      <style:text-properties officeooo:rsid="00062cad" officeooo:paragraph-rsid="0007e82f"/>
    </style:style>
    <style:style style:name="P3" style:family="paragraph" style:parent-style-name="Standard">
      <style:text-properties officeooo:rsid="0007e82f" officeooo:paragraph-rsid="0007e82f"/>
    </style:style>
    <style:style style:name="P4" style:family="paragraph" style:parent-style-name="Standard">
      <style:text-properties officeooo:rsid="0007e82f" officeooo:paragraph-rsid="0008bcad"/>
    </style:style>
    <style:style style:name="P5" style:family="paragraph" style:parent-style-name="Standard">
      <style:text-properties officeooo:rsid="0007e82f" officeooo:paragraph-rsid="000a8b16"/>
    </style:style>
    <style:style style:name="P6" style:family="paragraph" style:parent-style-name="Standard">
      <style:text-properties officeooo:rsid="000a8b16" officeooo:paragraph-rsid="000a8b16"/>
    </style:style>
    <style:style style:name="P7" style:family="paragraph" style:parent-style-name="Standard">
      <style:text-properties officeooo:rsid="000a8b16" officeooo:paragraph-rsid="000e35d6"/>
    </style:style>
    <style:style style:name="P8" style:family="paragraph" style:parent-style-name="Standard">
      <style:text-properties officeooo:rsid="000e35d6" officeooo:paragraph-rsid="000e35d6"/>
    </style:style>
    <style:style style:name="P9" style:family="paragraph" style:parent-style-name="Standard">
      <style:text-properties officeooo:rsid="000e35d6" officeooo:paragraph-rsid="000e35d6"/>
    </style:style>
    <style:style style:name="T1" style:family="text">
      <style:text-properties officeooo:rsid="0007e82f"/>
    </style:style>
    <style:style style:name="T2" style:family="text">
      <style:text-properties officeooo:rsid="0008bcad"/>
    </style:style>
    <style:style style:name="T3" style:family="text">
      <style:text-properties officeooo:rsid="000a8b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s text:c="4"/>#!/usr/bin/python</text:p>
      <text:p text:style-name="P1"><text:s text:c="4"/>values=raw_input(“enter numbers:”)</text:p>
      <text:p text:style-name="P1"><text:s text:c="5"/>l=values.split(",")</text:p>
      <text:p text:style-name="P1"><text:s text:c="5"/>t=tuple(l)</text:p>
      <text:p text:style-name="P1"><text:s text:c="5"/>print t</text:p>
      <text:p text:style-name="P1"><text:s text:c="5"/>print l</text:p>
      <text:p text:style-name="P1"><text:s/>output: </text:p>
      <text:p text:style-name="P1"><text:s text:c="6"/>enter numbers: 10,20,30,40,50</text:p>
      <text:p text:style-name="P1"><text:s text:c="7"/>(10,20,30,40,50)</text:p>
      <text:p text:style-name="P1"><text:s text:c="8"/>[10,20,30,40,50]</text:p>
      <text:p text:style-name="P1"><text:s text:c="2"/>2.</text:p>
      <text:p text:style-name="P1"><text:s text:c="6"/>#!/usr/bin/python</text:p>
      <text:p text:style-name="P2"><text:s text:c="6"/><text:span text:style-name="T1">l=[]</text:span></text:p>
      <text:p text:style-name="P3"><text:s text:c="6"/>for i in range(2000,3000):</text:p>
      <text:p text:style-name="P3"><text:s text:c="11"/>if(i%4==0) and (i%5!=0):</text:p>
      <text:p text:style-name="P3"><text:s text:c="18"/>l.append(str(i))</text:p>
      <text:p text:style-name="P3"><text:s text:c="7"/>print ‘,’.join(l)</text:p>
      <text:p text:style-name="P3"/>
      <text:p text:style-name="P3"><text:s text:c="4"/>output:</text:p>
      <text:p text:style-name="P4"><text:s text:c="8"/><text:span text:style-name="T2">2004,2008,2012,2016,2024,2028,2032,2036,2044,2048,2052,2056,2064,2068,2072,2076,2084,2088,2092,2096,2104,2108,2112,2116,2124,2128,2132,2136,2144,2148,2152,2156,2164,2168,2172,2176,2184,2188,2192,2196,2204,2208,2212,2216,2224,2228,2232,2236,2244,2248,2252,2256,2264,2268,2272,2276,2284,2288,2292,2296,2304,2308,2312,2316,2324,2328,2332,2336,2344,2348,2352,2356,2364,2368,2372,2376,2384,2388,2392,2396,2404,2408,2412,2416,2424,2428,2432,2436,2444,2448,2452,2456,2464,2468,2472,2476,2484,2488,2492,2496,2504,2508,2512,2516,2524,2528,2532,2536,2544,2548,2552,2556,2564,2568,2572,2576,2584,2588,2592,2596,2604,2608,2612,2616,2624,2628,2632,2636,2644,2648,2652,2656,2664,2668,2672,2676,2684,2688,2692,2696,2704,2708,2712,2716,2724,2728,2732,2736,2744,2748,2752,2756,2764,2768,2772,2776,2784,2788,2792,2796,2804,2808,2812,2816,2824,2828,2832,2836,2844,2848,2852,2856,2864,2868,2872,2876,2884,2888,2892,2896,2904,2908,2912,2916,2924,2928,2932,2936,2944,2948,2952,2956,2964,2968,2972,2976,2984,2988,2992,2996</text:span></text:p>
      <text:p text:style-name="P4">3.</text:p>
      <text:p text:style-name="P4"><text:s text:c="4"/>#!/usr/bin/python</text:p>
      <text:p text:style-name="P4"><text:s text:c="5"/>n=int(input(“enter number:”))</text:p>
      <text:p text:style-name="P4"><text:s text:c="6"/>d=dict()</text:p>
      <text:p text:style-name="P4"><text:s text:c="5"/>for i in range(1,n+1):</text:p>
      <text:p text:style-name="P4"><text:s text:c="11"/>d[i]=i*i*i</text:p>
      <text:p text:style-name="P4"><text:s text:c="6"/>print d</text:p>
      <text:p text:style-name="P4">output:</text:p>
      <text:p text:style-name="P4"><text:s text:c="4"/>enter number:3</text:p>
      <text:p text:style-name="P4"><text:s text:c="6"/>{1:1,2:8,3:27}</text:p>
      <text:p text:style-name="P4">4.</text:p>
      <text:p text:style-name="P4">#!/usr/bin/python</text:p>
      <text:p text:style-name="P5"><text:s text:c="2"/><text:span text:style-name="T3">values=[]</text:span></text:p>
      <text:p text:style-name="P6">for i in range(1000,3000):</text:p>
      <text:p text:style-name="P6"><text:s text:c="4"/>s=str(i)</text:p>
      <text:p text:style-name="P6"><text:s text:c="4"/>if (int (s[0])%2==0) and (int(s[1])%2==0) and (int(s[2])%2==0) and (int(s[3])%2==0):</text:p>
      <text:p text:style-name="P6"><text:s text:c="9"/>values.append(s)</text:p>
      <text:p text:style-name="P6"><text:soft-page-break/>print ",".join(values)</text:p>
      <text:p text:style-name="P6">output:</text:p>
      <text:p text:style-name="P6"><text:s/>2000,2002,2004,2006,2008,2020,2022,2024,2026,2028,2040,2042,2044,2046,2048,2060,2062,2064,2066,2068,2080,2082,2084,2086,2088,2200,2202,2204,2206,2208,2220,2222,2224,2226,2228,2240,2242,2244,2246,2248,2260,2262,2264,2266,2268,2280,2282,2284,2286,2288,2400,2402,2404,2406,2408,2420,2422,2424,2426,2428,2440,2442,2444,2446,2448,2460,2462,2464,2466,2468,2480,2482,2484,2486,2488,2600,2602,2604,2606,2608,2620,2622,2624,2626,2628,2640,2642,2644,2646,2648,2660,2662,2664,2666,2668,2680,2682,2684,2686,2688,2800,2802,2804,2806,2808,2820,2822,2824,2826,2828,2840,2842,2844,2846,2848,2860,2862,2864,2866,2868,2880,2882,2884,2886,2888</text:p>
      <text:p text:style-name="P6">4.</text:p>
      <text:p text:style-name="P7"><text:s/>#!/usr/bin/python</text:p>
      <text:p text:style-name="P8">1=[2,13,5,7,6,9]</text:p>
      <text:p text:style-name="P8">for x in l1:</text:p>
      <text:p text:style-name="P8"><text:s text:c="4"/>for e in l1:</text:p>
      <text:p text:style-name="P8"><text:s text:c="7"/>if(x+e==15):</text:p>
      <text:p text:style-name="P8"><text:s text:c="10"/>print l1.index(x),l1.index(e)</text:p>
      <text:p text:style-name="P8"><text:s text:c="10"/>l1[l1.index(x)] = l1[l1.index(e)] = 0</text:p>
      <text:p text:style-name="P4"><text:s text:c="4"/>output: </text:p>
      <text:p text:style-name="P4"><text:s text:c="7"/>0 1</text:p>
      <text:p text:style-name="P4"><text:s text:c="8"/>4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ahith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5:58:18.357476915</meta:creation-date>
    <dc:date>2017-12-08T18:24:30.420235244</dc:date>
    <meta:editing-duration>PT45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94" meta:character-count="2616" meta:non-whitespace-character-count="2336"/>
  </office:meta>
</office:document-meta>
</file>